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011cm" style:rel-column-width="23173*"/>
    </style:style>
    <style:style style:name="Table1.B" style:family="table-column">
      <style:table-column-properties style:column-width="10.989cm" style:rel-column-width="42362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c7fc1" officeooo:paragraph-rsid="001c7fc1"/>
    </style:style>
    <style:style style:name="P2" style:family="paragraph" style:parent-style-name="Standard">
      <style:text-properties officeooo:rsid="001e7974" officeooo:paragraph-rsid="001e7974"/>
    </style:style>
    <style:style style:name="P3" style:family="paragraph" style:parent-style-name="Standard">
      <style:text-properties officeooo:rsid="00205f5f" officeooo:paragraph-rsid="00205f5f"/>
    </style:style>
    <style:style style:name="P4" style:family="paragraph" style:parent-style-name="Standard">
      <style:text-properties officeooo:rsid="00205f5f" officeooo:paragraph-rsid="00219310"/>
    </style:style>
    <style:style style:name="P5" style:family="paragraph" style:parent-style-name="Standard">
      <style:text-properties officeooo:rsid="00219310" officeooo:paragraph-rsid="00219310"/>
    </style:style>
    <style:style style:name="P6" style:family="paragraph" style:parent-style-name="Standard">
      <style:text-properties officeooo:rsid="002b47c0" officeooo:paragraph-rsid="002b47c0"/>
    </style:style>
    <style:style style:name="P7" style:family="paragraph" style:parent-style-name="Standard">
      <style:text-properties fo:font-weight="bold" officeooo:rsid="001c7fc1" officeooo:paragraph-rsid="001c7fc1" style:font-weight-asian="bold" style:font-weight-complex="bold"/>
    </style:style>
    <style:style style:name="P8" style:family="paragraph" style:parent-style-name="Standard">
      <style:text-properties style:text-position="0% 100%" officeooo:rsid="00290527" officeooo:paragraph-rsid="00219310"/>
    </style:style>
    <style:style style:name="P9" style:family="paragraph" style:parent-style-name="Standard">
      <style:text-properties style:text-position="0% 100%" officeooo:rsid="00290527" officeooo:paragraph-rsid="00290527"/>
    </style:style>
    <style:style style:name="P10" style:family="paragraph" style:parent-style-name="Standard">
      <style:text-properties style:text-position="0% 100%" officeooo:rsid="00290527" officeooo:paragraph-rsid="002b47c0"/>
    </style:style>
    <style:style style:name="P11" style:family="paragraph" style:parent-style-name="Standard">
      <style:text-properties style:text-position="0% 100%" fo:font-weight="bold" officeooo:rsid="002f3068" officeooo:paragraph-rsid="002f3068" style:font-weight-asian="bold" style:font-weight-complex="bold"/>
    </style:style>
    <style:style style:name="P12" style:family="paragraph" style:parent-style-name="Standard">
      <style:text-properties style:text-position="0% 100%" fo:font-weight="bold" officeooo:rsid="00317595" officeooo:paragraph-rsid="00317595" style:font-weight-asian="bold" style:font-weight-complex="bold"/>
    </style:style>
    <style:style style:name="P13" style:family="paragraph" style:parent-style-name="Standard">
      <style:text-properties style:text-position="0% 100%" fo:font-weight="bold" officeooo:rsid="003164f2" officeooo:paragraph-rsid="003164f2" style:font-weight-asian="bold" style:font-weight-complex="bold"/>
    </style:style>
    <style:style style:name="P14" style:family="paragraph" style:parent-style-name="Standard">
      <style:text-properties style:text-position="0% 100%" fo:font-weight="bold" officeooo:rsid="0036bd1d" officeooo:paragraph-rsid="0036bd1d" style:font-weight-asian="bold" style:font-weight-complex="bold"/>
    </style:style>
    <style:style style:name="P15" style:family="paragraph" style:parent-style-name="Standard">
      <style:text-properties style:text-position="0% 100%" fo:font-weight="bold" officeooo:rsid="0036bd1d" officeooo:paragraph-rsid="003ea643" style:font-weight-asian="bold" style:font-weight-complex="bold"/>
    </style:style>
    <style:style style:name="P16" style:family="paragraph" style:parent-style-name="Standard">
      <style:text-properties style:text-position="0% 100%" officeooo:rsid="002f3068" officeooo:paragraph-rsid="002f3068"/>
    </style:style>
    <style:style style:name="P17" style:family="paragraph" style:parent-style-name="Standard">
      <style:text-properties style:text-position="0% 100%" officeooo:rsid="003164f2" officeooo:paragraph-rsid="003164f2"/>
    </style:style>
    <style:style style:name="P18" style:family="paragraph" style:parent-style-name="Standard">
      <style:text-properties style:text-position="0% 100%" fo:font-weight="normal" officeooo:rsid="0031731f" officeooo:paragraph-rsid="0031731f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31731f" officeooo:paragraph-rsid="00317595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31731f" officeooo:paragraph-rsid="0031d708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317595" officeooo:paragraph-rsid="00317595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317595" officeooo:paragraph-rsid="00328d13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317595" officeooo:paragraph-rsid="0033d6da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317595" officeooo:paragraph-rsid="0031731f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31d708" officeooo:paragraph-rsid="0031d708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31d708" officeooo:paragraph-rsid="0033c035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33d6da" officeooo:paragraph-rsid="0033d6da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36bd1d" officeooo:paragraph-rsid="0036bd1d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380c15" officeooo:paragraph-rsid="00380c15" style:font-weight-asian="normal" style:font-weight-complex="normal"/>
    </style:style>
    <style:style style:name="P30" style:family="paragraph" style:parent-style-name="Standard">
      <style:text-properties style:text-position="0% 100%" fo:font-weight="normal" officeooo:rsid="0038c62d" officeooo:paragraph-rsid="0038c62d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398970" officeooo:paragraph-rsid="00398970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398970" officeooo:paragraph-rsid="003abcd0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3c6794" officeooo:paragraph-rsid="003c6794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3f2210" officeooo:paragraph-rsid="003f2210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527" officeooo:paragraph-rsid="00290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527" officeooo:paragraph-rsid="002b4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273ab1" officeooo:paragraph-rsid="002b4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break-before="page"/>
      <style:text-properties style:text-position="0% 100%" fo:font-weight="bold" officeooo:rsid="00317595" officeooo:paragraph-rsid="00317595" style:font-weight-asian="bold" style:font-weight-complex="bold"/>
    </style:style>
    <style:style style:name="P40" style:family="paragraph" style:parent-style-name="Standard">
      <style:text-properties style:text-position="0% 100%" fo:font-weight="normal" officeooo:rsid="00409cbb" officeooo:paragraph-rsid="00409cbb" style:font-weight-asian="normal" style:font-weight-complex="normal"/>
    </style:style>
    <style:style style:name="T1" style:family="text">
      <style:text-properties officeooo:rsid="00219310"/>
    </style:style>
    <style:style style:name="T2" style:family="text">
      <style:text-properties officeooo:rsid="00236714"/>
    </style:style>
    <style:style style:name="T3" style:family="text">
      <style:text-properties officeooo:rsid="00257681"/>
    </style:style>
    <style:style style:name="T4" style:family="text">
      <style:text-properties style:text-position="sub 58%" officeooo:rsid="00257681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57681"/>
    </style:style>
    <style:style style:name="T7" style:family="text">
      <style:text-properties style:text-position="0% 100%" officeooo:rsid="00273ab1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c3d91"/>
    </style:style>
    <style:style style:name="T11" style:family="text">
      <style:text-properties fo:font-weight="normal" officeooo:rsid="0036bd1d" style:font-weight-asian="normal" style:font-weight-complex="normal"/>
    </style:style>
    <style:style style:name="T12" style:family="text">
      <style:text-properties officeooo:rsid="00317595"/>
    </style:style>
    <style:style style:name="T13" style:family="text">
      <style:text-properties officeooo:rsid="0031d708"/>
    </style:style>
    <style:style style:name="T14" style:family="text">
      <style:text-properties officeooo:rsid="0033d6da"/>
    </style:style>
    <style:style style:name="T15" style:family="text">
      <style:text-properties officeooo:rsid="0034ef00"/>
    </style:style>
    <style:style style:name="T16" style:family="text">
      <style:text-properties officeooo:rsid="0038c62d"/>
    </style:style>
    <style:style style:name="T17" style:family="text">
      <style:text-properties officeooo:rsid="003abcd0"/>
    </style:style>
    <style:style style:name="T18" style:family="text">
      <style:text-properties officeooo:rsid="003ea6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NO_as_UPDI_programmer: Development notes <text:span text:style-name="T2">for ATtiny806/16/6</text:span></text:p>
      <text:p text:style-name="P5"><text:span text:style-name="T10">(</text:span>Unified program and debug interface<text:span text:style-name="T10">)</text:span></text:p>
      <text:p text:style-name="P1"/>
      <text:p text:style-name="P2"><text:span text:style-name="T9">Step 1: Programmer takes control of the reset line</text:span>. <text:s text:c="2"/><text:span text:style-name="T2">See data sheet 6.10.4.4</text:span></text:p>
      <text:p text:style-name="P2"/>
      <text:p text:style-name="P3">Operation of the reset line is determined by the fuse SYSCFG0 bits 3 and 2.</text:p>
      <text:p text:style-name="P4">Factory default sets these <text:span text:style-name="T1">bits </text:span>to 0x1 </text:p>
      <text:p text:style-name="P4"><text:span text:style-name="T1">This</text:span> means that the reset <text:span text:style-name="T1">pin connects</text:span> to <text:span text:style-name="T1">the </text:span>UPDI <text:span text:style-name="T1">programmer </text:span>every time that a reset occurs.</text:p>
      <text:p text:style-name="P8"/>
      <text:p text:style-name="P6"><text:span text:style-name="T8">UPDI initialisation</text:span><text:span text:style-name="T5"><text:tab/>see 30.3.2.1</text:span>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Programmer action</text:p>
          </table:table-cell>
          <table:table-cell table:style-name="Table1.B1" office:value-type="string">
            <text:p text:style-name="P36">UPDI action</text:p>
          </table:table-cell>
        </table:table-row>
        <table:table-row>
          <table:table-cell table:style-name="Table1.A2" office:value-type="string">
            <text:p text:style-name="P36">Issue reset</text:p>
          </table:table-cell>
          <table:table-cell table:style-name="Table1.B2" office:value-type="string">
            <text:p text:style-name="P36">Detects reset and converts reset line to WPU</text:p>
          </table:table-cell>
        </table:table-row>
        <table:table-row>
          <table:table-cell table:style-name="Table1.A2" office:value-type="string">
            <text:p text:style-name="P36">Detects the WPU</text:p>
            <text:p text:style-name="P37">Drives line low for <text:span text:style-name="T3">T</text:span><text:span text:style-name="T4">Deb0</text:span></text:p>
            <text:p text:style-name="P38">(1uS max)</text:p>
          </table:table-cell>
          <table:table-cell table:style-name="Table1.B2" office:value-type="string">
            <text:p text:style-name="P37">Detects the low ad holds it low for <text:span text:style-name="T6">T</text:span><text:span text:style-name="T4">UPDI</text:span><text:span text:style-name="T6"> </text:span><text:span text:style-name="T7">(200us max)</text:span> and then starts a timer <text:span text:style-name="T6">T</text:span><text:span text:style-name="T4">DebZ</text:span><text:span text:style-name="T6"> </text:span><text:span text:style-name="T7">(1400uS max)</text:span></text:p>
          </table:table-cell>
        </table:table-row>
        <table:table-row>
          <table:table-cell table:style-name="Table1.A2" office:value-type="string">
            <text:p text:style-name="P36">Waits for line to go high</text:p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6">Sends SYCH pulse</text:p>
          </table:table-cell>
          <table:table-cell table:style-name="Table1.B2" office:value-type="string">
            <text:p text:style-name="P36">Receives SYNCH pulse or times out and restores reset function.</text:p>
          </table:table-cell>
        </table:table-row>
      </table:table>
      <text:p text:style-name="P9"/>
      <text:p text:style-name="P10">Note During operation of a user program a period of less that 2mS will be added to the start-up time following a reset.</text:p>
      <text:p text:style-name="P10"/>
      <text:p text:style-name="P11">Programmer operation</text:p>
      <text:p text:style-name="P16">UNO clock is 16MHz. A 16 x nop takes 1uS</text:p>
      <text:p text:style-name="P16">Issue reset</text:p>
      <text:p text:style-name="P16">Wait 0.25uS</text:p>
      <text:p text:style-name="P16">Drive reset low</text:p>
      <text:p text:style-name="P16">Wait 0.75uS</text:p>
      <text:p text:style-name="P16">Poll the line until it goes high</text:p>
      <text:p text:style-name="P16">Wait 2uS</text:p>
      <text:p text:style-name="P16">Send SYNCH</text:p>
      <text:p text:style-name="P16"/>
      <text:p text:style-name="P17">Note: <text:s/>Reset lines are normally connected to a 10K pull up resistor. <text:s/>Hence the 0.25uS delay rather than polling to determine presence of the UPDI connection.</text:p>
      <text:p text:style-name="P17"/>
      <text:p text:style-name="P13">Programmer UART operation<text:tab/><text:tab/><text:tab/><text:tab/><text:tab/><text:span text:style-name="T11">see 30.3.1</text:span></text:p>
      <text:p text:style-name="P13"/>
      <text:p text:style-name="P27">The UART clocks data out of the Tx shift register bit zero first and </text:p>
      <text:p text:style-name="P27">clocks it through the Rx shift register entering at bit seven.</text:p>
      <text:p text:style-name="P27"/>
      <text:p text:style-name="P27">The SW UART implemented in the UNO does not use a shift register. However it both transmits and receives bit zero first. <text:s/>The clock will initially be set by a 1ms delay so that SW latency can be ignored. <text:s/>Once data flow is working properly the clock will be speeded up as much as possible. </text:p>
      <text:p text:style-name="P18"/>
      <text:p text:style-name="P27">In the final implementation clock delay will take the form </text:p>
      <text:p text:style-name="P23">for(int m…...){asm("nop");}</text:p>
      <text:p text:style-name="P27">and be slightly different for receive and transmit functions.</text:p>
      <text:p text:style-name="P39">UART Transmission</text:p>
      <text:p text:style-name="P18">The UART clocks a data byte out <text:span text:style-name="T12">starting with</text:span> bit 0.</text:p>
      <text:p text:style-name="P18"/>
      <text:p text:style-name="P18">Parity = 0;</text:p>
      <text:p text:style-name="P18">For (int n……..){</text:p>
      <text:p text:style-name="P19">If (<text:span text:style-name="T13">data_</text:span>byte_<text:span text:style-name="T13">T</text:span> &amp; (1 &lt;&lt; n)) </text:p>
      <text:p text:style-name="P19">{out_h; parity += 1;} else out_<text:span text:style-name="T12">l</text:span>;<text:span text:style-name="T12">clock_delay_T;</text:span>}<text:tab/><text:tab/><text:tab/>//<text:span text:style-name="T12">clock data out</text:span></text:p>
      <text:p text:style-name="P19">if (parity%2)out_h; else out_<text:span text:style-name="T12">l</text:span>;<text:span text:style-name="T12">clock_delay_T;<text:tab/><text:tab/><text:tab/>//clock parity bit</text:span></text:p>
      <text:p text:style-name="P21">out_h;<text:tab/><text:tab/><text:tab/><text:tab/><text:tab/><text:tab/><text:tab/><text:tab/><text:tab/>//initiate stop bit</text:p>
      <text:p text:style-name="P24"/>
      <text:p text:style-name="P12">UART Reception</text:p>
      <text:p text:style-name="P19">The UART clocks a data byte <text:span text:style-name="T12">in</text:span> <text:span text:style-name="T12">starting with</text:span> bit 0.</text:p>
      <text:p text:style-name="P21"/>
      <text:p text:style-name="P21">Wait for start bit</text:p>
      <text:p text:style-name="P22">clock_delay_R/<text:span text:style-name="T14">2</text:span>;</text:p>
      <text:p text:style-name="P20">For (int n……..){</text:p>
      <text:p text:style-name="P20">If (<text:span text:style-name="T13">input_h</text:span>)<text:span text:style-name="T13">{data_byte_R |= (1 &lt;&lt; n);</text:span> </text:p>
      <text:p text:style-name="P20"><text:span text:style-name="T12">clock_delay_R;</text:span>}</text:p>
      <text:p text:style-name="P20"/>
      <text:p text:style-name="P25">data_byte_R will be <text:span text:style-name="T15">interr</text:span>ogated on a pc and clock_delay_T adjusted with clock_delay_R to achieve synchronisation between Rx and Tx.</text:p>
      <text:p text:style-name="P25"/>
      <text:p text:style-name="P28"><text:span text:style-name="T9">Terminating a UPDI session<text:tab/></text:span><text:tab/><text:tab/><text:tab/><text:tab/><text:tab/>see 30.3.2.3</text:p>
      <text:p text:style-name="P28"/>
      <text:p text:style-name="P28"/>
      <text:p text:style-name="P14">Reading the signature bytes</text:p>
      <text:p text:style-name="P28"/>
      <text:p text:style-name="P29">The programmer sends the <text:span text:style-name="T16">LDS</text:span> command and then waits for a start bit heralding a response from the U<text:span text:style-name="T16">PD</text:span>I.</text:p>
      <text:p text:style-name="P30">The command is</text:p>
      <text:p text:style-name="P30">0 0 0 0 0 <text:span text:style-name="T17">0</text:span> 0 0<text:tab/><text:tab/>where </text:p>
      <text:p text:style-name="P30">bits 0 and 1 indicate a data size of 1 byte</text:p>
      <text:p text:style-name="P30">bits 2 and 3 indicated an address size of <text:span text:style-name="T18">1</text:span> bytes</text:p>
      <text:p text:style-name="P30">bit 4 in unused</text:p>
      <text:p text:style-name="P30">bites 5-7 indicated the LDS command</text:p>
      <text:p text:style-name="P31"/>
      <text:p text:style-name="P31">The address is then sent immediately.</text:p>
      <text:p text:style-name="P32">The addresses of the signature bytes are <text:span text:style-name="T17">0, 1 and 2<text:tab/><text:tab/><text:tab/><text:tab/><text:tab/>see 6.7</text:span></text:p>
      <text:p text:style-name="P32"/>
      <text:p text:style-name="P33">The entire command string is</text:p>
      <text:p text:style-name="P33">Tx_byte 0x55<text:tab/><text:tab/><text:tab/><text:tab/><text:tab/><text:tab/>Synch command</text:p>
      <text:p text:style-name="P33">Tx_byte 0<text:tab/><text:tab/><text:tab/><text:tab/><text:tab/><text:tab/>LDS command</text:p>
      <text:p text:style-name="P33">Tx_byte 0<text:tab/><text:tab/><text:tab/><text:tab/><text:tab/><text:tab/>Data address</text:p>
      <text:p text:style-name="P33">Wait for response.<text:tab/><text:tab/><text:tab/><text:tab/><text:tab/>Data</text:p>
      <text:p text:style-name="P33"/>
      <text:p text:style-name="P33">Repeat for addresses 1 and 2 for all 3 signature bytes</text:p>
      <text:p text:style-name="P34">Continue reading for addresses beyond 3. <text:s/>They may contain serial numbers, cal data plus fuses. Not sure.</text:p>
      <text:p text:style-name="P15"/>
      <text:p text:style-name="P15">Reading the <text:span text:style-name="T18">fuse</text:span> bytes</text:p>
      <text:p text:style-name="P34">The CPU reads fuses starting from a base address of 0x1280. <text:s text:c="3"/>If they were not found with the signature bytes repeat the procedure just given given above but use this address. <text:s/></text:p>
      <text:p text:style-name="P28"><text:soft-page-break/></text:p>
      <text:p text:style-name="P40">Development setup:</text:p>
      <text:p text:style-name="P40"/>
      <text:p text:style-name="P40">Develop the code in Atmel studio. <text:s/></text:p>
      <text:p text:style-name="P40">Copy it into an Arduino sketch</text:p>
      <text:p text:style-name="P40">Upload it to a UNO.</text:p>
      <text:p text:style-name="P40">Connect the target device to the UNO and run the code.</text:p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19:59:40.299000000</meta:creation-date>
    <dc:date>2021-01-19T16:02:32.810000000</dc:date>
    <meta:editing-duration>PT2H49M47S</meta:editing-duration>
    <meta:editing-cycles>21</meta:editing-cycles>
    <meta:generator>LibreOffice/6.2.8.2$Windows_X86_64 LibreOffice_project/f82ddfca21ebc1e222a662a32b25c0c9d20169ee</meta:generator>
    <meta:document-statistic meta:table-count="1" meta:image-count="0" meta:object-count="0" meta:page-count="3" meta:paragraph-count="77" meta:word-count="613" meta:character-count="3485" meta:non-whitespace-character-count="2883"/>
  </office:meta>
</office:document-meta>
</file>